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15 E Oak St Apt 21</text:p>
      <text:p text:style-name="Standard">Denton, TX 76201</text:p>
      <text:p text:style-name="Standard">September 6, 2006</text:p>
      <text:p text:style-name="Standard"/>
      <text:p text:style-name="Standard"/>
      <text:p text:style-name="Standard">Mr. Atticus Finch</text:p>
      <text:p text:style-name="Standard">XBOX 360 Support</text:p>
      <text:p text:style-name="Standard">Microsoft Corporation</text:p>
      <text:p text:style-name="Standard">One Microsoft Way</text:p>
      <text:p text:style-name="Standard">Redmond, WA 98052-6399</text:p>
      <text:p text:style-name="Standard"/>
      <text:p text:style-name="Standard"/>
      <text:p text:style-name="Standard"/>
      <text:p text:style-name="Standard">Re: XBOX 360 Limited Warranty (Case <text:span text:style-name="T1">SRX1018219699ID</text:span>)</text:p>
      <text:p text:style-name="Standard"/>
      <text:p text:style-name="Standard"/>
      <text:p text:style-name="Standard"/>
      <text:p text:style-name="Standard">Dear Mr. Finch:</text:p>
      <text:p text:style-name="Standard"/>
      <text:p text:style-name="Standard"/>
      <text:p text:style-name="Standard">On August 3, 2006 I contacted XBOX 360 technical support regarding a console lock-up issue. <text:s/>The issue was resolved by the replacement of the console with a refurbished unit at a cost of $125 flat fee for out-of-warranty repair. <text:s/>I would like to complain that the warranty period of 90 days is insufficient for this console considering the well publicized issue of overheating and console lock-up. <text:s/>I feel that a console that is under a year old and with no abnormal wear and tear should be covered under warranty and that my $125 repair fee should be returned.</text:p>
      <text:p text:style-name="Standard"/>
      <text:p text:style-name="Standard"/>
      <text:p text:style-name="Standard">Sincerely,</text:p>
      <text:p text:style-name="Standard"/>
      <text:p text:style-name="Standard"/>
      <text:p text:style-name="Standard"/>
      <text:p text:style-name="Standard"/>
      <text:p text:style-name="Standard">Cameron Palmer</text:p>
      <text:p text:style-name="Standard"/>
      <text:p text:style-name="Standard"/>
      <text:p text:style-name="Standard">cc: William Ga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ameron Palmer</meta:initial-creator>
    <meta:creation-date>2006-09-06T11:13:31</meta:creation-date>
    <dc:creator>Cameron Palmer</dc:creator>
    <dc:date>2006-09-06T11:40:26</dc:date>
    <dc:language>en-US</dc:language>
    <meta:editing-cycles>3</meta:editing-cycles>
    <meta:editing-duration>PT10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145" meta:character-count="814"/>
  </office:meta>
</office:document-meta>
</file>